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E01C410AFE80ABE9.png" manifest:media-type="image/png"/>
  <manifest:file-entry manifest:full-path="Pictures/1000020100000280000001E0151AF4EEC5874A6B.png" manifest:media-type="image/png"/>
  <manifest:file-entry manifest:full-path="Pictures/1000020100000280000001E0F40C4A42667D9DE3.png" manifest:media-type="image/png"/>
  <manifest:file-entry manifest:full-path="Pictures/1000020100000280000001E04DE38D8DC47C9D98.png" manifest:media-type="image/png"/>
  <manifest:file-entry manifest:full-path="Pictures/1000020100000280000001E034B0FD335BAA6B80.png" manifest:media-type="image/png"/>
  <manifest:file-entry manifest:full-path="Pictures/1000020100000280000001E018448137BF725433.png" manifest:media-type="image/png"/>
  <manifest:file-entry manifest:full-path="Pictures/1000020100000280000001E0D4F8F82A1132789C.png" manifest:media-type="image/png"/>
  <manifest:file-entry manifest:full-path="Pictures/1000020100000280000001E0881B378C890568C8.png" manifest:media-type="image/png"/>
  <manifest:file-entry manifest:full-path="Pictures/1000020100000280000001E0863C81AB03E27C33.png" manifest:media-type="image/png"/>
  <manifest:file-entry manifest:full-path="Pictures/1000020100000280000001E0686BF97B50DD3029.png" manifest:media-type="image/png"/>
  <manifest:file-entry manifest:full-path="Pictures/1000020100000280000001E0E8C54EE2977D02F2.png" manifest:media-type="image/png"/>
  <manifest:file-entry manifest:full-path="Pictures/1000020100000280000001E048EF4D93E390575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291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778cm" svg:height="19.291cm" svg:x="1.4cm" svg:y="1.029cm" presentation:class="subtitle" presentation:placeholder="true" presentation:user-transformed="true">
          <draw:text-box/>
        </draw:frame>
        <draw:frame draw:style-name="gr1" draw:text-style-name="P2" draw:layer="layout" svg:width="13.716cm" svg:height="10.288cm" svg:x="13.716cm" svg:y="0.698cm">
          <draw:image xlink:href="Pictures/1000020100000280000001E0E01C410AFE80ABE9.png" xlink:type="simple" xlink:show="embed" xlink:actuate="onLoad">
            <text:p/>
          </draw:image>
        </draw:frame>
        <draw:frame draw:style-name="gr1" draw:text-style-name="P2" draw:layer="layout" svg:width="13.716cm" svg:height="10.287cm" svg:x="1.016cm" svg:y="0.763cm">
          <draw:image xlink:href="Pictures/1000020100000280000001E0686BF97B50DD3029.png" xlink:type="simple" xlink:show="embed" xlink:actuate="onLoad">
            <text:p/>
          </draw:image>
        </draw:frame>
        <draw:frame draw:style-name="gr1" draw:text-style-name="P2" draw:layer="layout" svg:width="12.844cm" svg:height="9.633cm" svg:x="1.126cm" svg:y="11.049cm">
          <draw:image xlink:href="Pictures/1000020100000280000001E0F40C4A42667D9DE3.png" xlink:type="simple" xlink:show="embed" xlink:actuate="onLoad">
            <text:p/>
          </draw:image>
        </draw:frame>
        <draw:frame draw:style-name="gr1" draw:text-style-name="P2" draw:layer="layout" svg:width="12.954cm" svg:height="9.715cm" svg:x="14.224cm" svg:y="10.859cm">
          <draw:image xlink:href="Pictures/1000020100000280000001E034B0FD335BAA6B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1.854cm" svg:height="8.89cm" svg:x="0.846cm" svg:y="1.27cm" presentation:class="graphic" presentation:user-transformed="true">
          <draw:image xlink:href="Pictures/1000020100000280000001E0151AF4EEC5874A6B.png" xlink:type="simple" xlink:show="embed" xlink:actuate="onLoad">
            <text:p/>
          </draw:image>
        </draw:frame>
        <draw:frame draw:style-name="gr1" draw:text-style-name="P2" draw:layer="layout" svg:width="12.428cm" svg:height="9.321cm" svg:x="13.226cm" svg:y="1.27cm">
          <draw:image xlink:href="Pictures/1000020100000280000001E018448137BF725433.png" xlink:type="simple" xlink:show="embed" xlink:actuate="onLoad">
            <text:p/>
          </draw:image>
        </draw:frame>
        <draw:frame draw:style-name="gr1" draw:text-style-name="P2" draw:layer="layout" svg:width="12.671cm" svg:height="9.503cm" svg:x="1.045cm" svg:y="10.817cm">
          <draw:image xlink:href="Pictures/1000020100000280000001E0D4F8F82A1132789C.png" xlink:type="simple" xlink:show="embed" xlink:actuate="onLoad">
            <text:p/>
          </draw:image>
        </draw:frame>
        <draw:frame draw:style-name="gr1" draw:text-style-name="P2" draw:layer="layout" svg:width="12.09cm" svg:height="9.067cm" svg:x="13.716cm" svg:y="10.922cm">
          <draw:image xlink:href="Pictures/1000020100000280000001E0881B378C890568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11.855cm" svg:height="8.89cm" svg:x="1.524cm" svg:y="0.508cm" presentation:class="graphic" presentation:user-transformed="true">
          <draw:image xlink:href="Pictures/1000020100000280000001E0E8C54EE2977D02F2.png" xlink:type="simple" xlink:show="embed" xlink:actuate="onLoad">
            <text:p/>
          </draw:image>
        </draw:frame>
        <draw:frame draw:style-name="gr1" draw:text-style-name="P2" draw:layer="layout" svg:width="13.208cm" svg:height="9.906cm" svg:x="13.97cm" svg:y="-0.318cm">
          <draw:image xlink:href="Pictures/1000020100000280000001E048EF4D93E390575D.png" xlink:type="simple" xlink:show="embed" xlink:actuate="onLoad">
            <text:p/>
          </draw:image>
        </draw:frame>
        <draw:frame draw:style-name="gr1" draw:text-style-name="P2" draw:layer="layout" svg:width="12.767cm" svg:height="9.575cm" svg:x="1.203cm" svg:y="9.906cm">
          <draw:image xlink:href="Pictures/1000020100000280000001E0863C81AB03E27C33.png" xlink:type="simple" xlink:show="embed" xlink:actuate="onLoad">
            <text:p/>
          </draw:image>
        </draw:frame>
        <draw:frame draw:style-name="gr1" draw:text-style-name="P2" draw:layer="layout" svg:width="13.631cm" svg:height="10.224cm" svg:x="13.716cm" svg:y="9.588cm">
          <draw:image xlink:href="Pictures/1000020100000280000001E04DE38D8DC47C9D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0T21:30:21.843740297</meta:creation-date>
    <dc:date>2021-02-10T22:07:18.297174438</dc:date>
    <meta:editing-duration>PT16M26S</meta:editing-duration>
    <meta:editing-cycles>1</meta:editing-cycles>
    <meta:document-statistic meta:object-count="40"/>
    <meta:generator>LibreOffice/5.3.6.1$Linux_X86_64 LibreOffice_project/30$Build-1</meta:generator>
  </office:meta>
</office:document-meta>
</file>